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18.002cm" table:align="margins" style:may-break-between-rows="false"/>
    </style:style>
    <style:style style:name="Table3.A" style:family="table-column">
      <style:table-column-properties style:column-width="12.003cm" style:rel-column-width="43694*"/>
    </style:style>
    <style:style style:name="Table3.B" style:family="table-column">
      <style:table-column-properties style:column-width="5.999cm" style:rel-column-width="2184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002cm" table:align="margins" style:may-break-between-rows="false"/>
    </style:style>
    <style:style style:name="Table2.A" style:family="table-column">
      <style:table-column-properties style:column-width="12.003cm" style:rel-column-width="43694*"/>
    </style:style>
    <style:style style:name="Table2.B" style:family="table-column">
      <style:table-column-properties style:column-width="5.999cm" style:rel-column-width="2184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002cm" table:align="margins" style:may-break-between-rows="false"/>
    </style:style>
    <style:style style:name="Table1.A" style:family="table-column">
      <style:table-column-properties style:column-width="12.003cm" style:rel-column-width="43694*"/>
    </style:style>
    <style:style style:name="Table1.B" style:family="table-column">
      <style:table-column-properties style:column-width="5.999cm" style:rel-column-width="2184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8.002cm" table:align="margins" style:may-break-between-rows="false"/>
    </style:style>
    <style:style style:name="Table5.A" style:family="table-column">
      <style:table-column-properties style:column-width="12.003cm" style:rel-column-width="43694*"/>
    </style:style>
    <style:style style:name="Table5.B" style:family="table-column">
      <style:table-column-properties style:column-width="5.999cm" style:rel-column-width="21841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8.002cm" table:align="margins" style:may-break-between-rows="false"/>
    </style:style>
    <style:style style:name="Table4.A" style:family="table-column">
      <style:table-column-properties style:column-width="12.003cm" style:rel-column-width="43694*"/>
    </style:style>
    <style:style style:name="Table4.B" style:family="table-column">
      <style:table-column-properties style:column-width="5.999cm" style:rel-column-width="21841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2" style:family="table-row">
      <style:table-row-properties style:min-row-height="2.256cm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8.002cm" table:align="margins" style:may-break-between-rows="false"/>
    </style:style>
    <style:style style:name="Table6.A" style:family="table-column">
      <style:table-column-properties style:column-width="12.003cm" style:rel-column-width="43694*"/>
    </style:style>
    <style:style style:name="Table6.B" style:family="table-column">
      <style:table-column-properties style:column-width="5.999cm" style:rel-column-width="21841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8.002cm" table:align="margins" style:may-break-between-rows="false"/>
    </style:style>
    <style:style style:name="Table7.A" style:family="table-column">
      <style:table-column-properties style:column-width="12.003cm" style:rel-column-width="43694*"/>
    </style:style>
    <style:style style:name="Table7.B" style:family="table-column">
      <style:table-column-properties style:column-width="5.999cm" style:rel-column-width="21841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8.002cm" table:align="margins" style:may-break-between-rows="false"/>
    </style:style>
    <style:style style:name="Table4.A" style:family="table-column">
      <style:table-column-properties style:column-width="12.003cm" style:rel-column-width="43694*"/>
    </style:style>
    <style:style style:name="Table4.B" style:family="table-column">
      <style:table-column-properties style:column-width="5.999cm" style:rel-column-width="21841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2" style:family="table-row">
      <style:table-row-properties style:min-row-height="2.256cm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Liberation Sans" fo:font-size="10pt" officeooo:rsid="001e4530" officeooo:paragraph-rsid="001fdb01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Liberation Sans" fo:font-size="10pt" officeooo:rsid="001e4530" officeooo:paragraph-rsid="0038a451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style:font-name="Liberation Sans" fo:font-size="10pt" officeooo:rsid="001e4530" officeooo:paragraph-rsid="003a2fa2" style:font-size-asian="10pt" style:font-size-complex="10pt"/>
    </style:style>
    <style:style style:name="P4" style:family="paragraph" style:parent-style-name="Standard">
      <style:paragraph-properties fo:text-align="end" style:justify-single-word="false"/>
      <style:text-properties style:font-name="Liberation Sans" fo:font-size="10pt" officeooo:rsid="001fdb01" officeooo:paragraph-rsid="001fdb01" style:font-size-asian="10pt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Liberation Sans" fo:font-size="10pt" officeooo:rsid="00379d2f" officeooo:paragraph-rsid="00379d2f" style:font-size-asian="10pt" style:font-size-complex="10pt"/>
    </style:style>
    <style:style style:name="P6" style:family="paragraph" style:parent-style-name="Standard">
      <style:text-properties officeooo:paragraph-rsid="001fdb01"/>
    </style:style>
    <style:style style:name="P7" style:family="paragraph" style:parent-style-name="Standard">
      <style:text-properties officeooo:paragraph-rsid="00379d2f"/>
    </style:style>
    <style:style style:name="P8" style:family="paragraph" style:parent-style-name="Standard">
      <style:text-properties officeooo:paragraph-rsid="0038a451"/>
    </style:style>
    <style:style style:name="P9" style:family="paragraph" style:parent-style-name="Standard">
      <style:text-properties officeooo:paragraph-rsid="003a2fa2"/>
    </style:style>
    <style:style style:name="P10" style:family="paragraph" style:parent-style-name="Standard" style:master-page-name="">
      <style:paragraph-properties style:page-number="auto"/>
      <style:text-properties officeooo:paragraph-rsid="001fdb01"/>
    </style:style>
    <style:style style:name="P11" style:family="paragraph" style:parent-style-name="Table_20_Heading">
      <style:text-properties style:font-name="Liberation Sans" fo:font-size="14pt" officeooo:rsid="001e4530" officeooo:paragraph-rsid="001fdb01" style:font-size-asian="14pt" style:font-size-complex="14pt"/>
    </style:style>
    <style:style style:name="P12" style:family="paragraph" style:parent-style-name="Table_20_Heading">
      <style:text-properties style:font-name="Liberation Sans" fo:font-size="14pt" officeooo:rsid="001fdb01" officeooo:paragraph-rsid="001fdb01" style:font-size-asian="14pt" style:font-size-complex="14pt"/>
    </style:style>
    <style:style style:name="P13" style:family="paragraph" style:parent-style-name="Table_20_Heading">
      <style:text-properties style:font-name="Liberation Sans" fo:font-size="14pt" officeooo:rsid="0038a451" officeooo:paragraph-rsid="0038a451" style:font-size-asian="14pt" style:font-size-complex="14pt"/>
    </style:style>
    <style:style style:name="P14" style:family="paragraph" style:parent-style-name="Table_20_Heading">
      <style:text-properties style:font-name="Liberation Sans" fo:font-size="14pt" officeooo:rsid="0038a451" officeooo:paragraph-rsid="003a2fa2" style:font-size-asian="14pt" style:font-size-complex="14pt"/>
    </style:style>
    <style:style style:name="P15" style:family="paragraph" style:parent-style-name="Table_20_Heading">
      <style:text-properties style:font-name="Liberation Sans" fo:font-size="14pt" fo:font-weight="normal" officeooo:rsid="002d87e7" officeooo:paragraph-rsid="002d87e7" style:font-size-asian="14pt" style:font-weight-asian="normal" style:font-size-complex="14pt" style:font-weight-complex="normal"/>
    </style:style>
    <style:style style:name="P16" style:family="paragraph" style:parent-style-name="Table_20_Heading">
      <style:text-properties style:font-name="Liberation Sans" fo:font-size="14pt" officeooo:rsid="0034e725" officeooo:paragraph-rsid="0034e725" style:font-size-asian="14pt" style:font-size-complex="14pt"/>
    </style:style>
    <style:style style:name="P17" style:family="paragraph" style:parent-style-name="Table_20_Heading">
      <style:text-properties style:font-name="Liberation Sans" fo:font-size="14pt" officeooo:rsid="004391c1" officeooo:paragraph-rsid="004391c1" style:font-size-asian="14pt" style:font-size-complex="14pt"/>
    </style:style>
    <style:style style:name="P18" style:family="paragraph" style:parent-style-name="Standard">
      <style:paragraph-properties fo:text-align="end" style:justify-single-word="false"/>
      <style:text-properties style:font-name="Liberation Sans" fo:font-size="10pt" officeooo:rsid="001e4530" officeooo:paragraph-rsid="001fdb01" style:font-size-asian="10pt" style:font-size-complex="10pt"/>
    </style:style>
    <style:style style:name="P19" style:family="paragraph" style:parent-style-name="Standard">
      <style:paragraph-properties fo:text-align="end" style:justify-single-word="false"/>
      <style:text-properties style:font-name="Liberation Sans" fo:font-size="10pt" officeooo:rsid="004391c1" officeooo:paragraph-rsid="004391c1" style:font-size-asian="10pt" style:font-size-complex="10pt"/>
    </style:style>
    <style:style style:name="P20" style:family="paragraph" style:parent-style-name="Standard">
      <style:text-properties officeooo:paragraph-rsid="001fdb01"/>
    </style:style>
    <style:style style:name="P21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style:shadow="none" text:number-lines="false" text:line-number="0">
        <style:tab-stops/>
      </style:paragraph-properties>
      <style:text-properties style:font-name="Liberation Sans" fo:letter-spacing="normal" officeooo:rsid="001fdb01" officeooo:paragraph-rsid="001fdb01"/>
    </style:style>
    <style:style style:name="P22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style:shadow="none" text:number-lines="false" text:line-number="0">
        <style:tab-stops/>
      </style:paragraph-properties>
      <style:text-properties style:font-name="Liberation Sans" fo:letter-spacing="normal" officeooo:rsid="003280f8" officeooo:paragraph-rsid="003280f8"/>
    </style:style>
    <style:style style:name="P23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style:shadow="none" text:number-lines="false" text:line-number="0">
        <style:tab-stops/>
      </style:paragraph-properties>
      <style:text-properties style:font-name="Liberation Sans" fo:letter-spacing="normal" officeooo:rsid="0034e53a" officeooo:paragraph-rsid="0034e53a"/>
    </style:style>
    <style:style style:name="P24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style:shadow="none" text:number-lines="false" text:line-number="0">
        <style:tab-stops/>
      </style:paragraph-properties>
      <style:text-properties style:font-name="Liberation Sans" fo:letter-spacing="normal" officeooo:rsid="003a2fa2" officeooo:paragraph-rsid="003a2fa2"/>
    </style:style>
    <style:style style:name="P25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style:shadow="none" text:number-lines="false" text:line-number="0">
        <style:tab-stops/>
      </style:paragraph-properties>
      <style:text-properties style:font-name="Liberation Sans" fo:letter-spacing="normal" officeooo:rsid="0040d8f7" officeooo:paragraph-rsid="0040d8f7"/>
    </style:style>
    <style:style style:name="P26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style:shadow="none" text:number-lines="false" text:line-number="0">
        <style:tab-stops/>
      </style:paragraph-properties>
      <style:text-properties style:font-name="Liberation Sans" officeooo:rsid="001fdb01" officeooo:paragraph-rsid="001fdb01"/>
    </style:style>
    <style:style style:name="P27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style:shadow="none" text:number-lines="false" text:line-number="0">
        <style:tab-stops/>
      </style:paragraph-properties>
      <style:text-properties style:font-name="Liberation Sans" officeooo:rsid="001fdb01" officeooo:paragraph-rsid="0034e53a"/>
    </style:style>
    <style:style style:name="P28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style:shadow="none" text:number-lines="false" text:line-number="0">
        <style:tab-stops/>
      </style:paragraph-properties>
      <style:text-properties style:font-name="Liberation Sans" officeooo:rsid="0032675e" officeooo:paragraph-rsid="0032675e"/>
    </style:style>
    <style:style style:name="P29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style:shadow="none" text:number-lines="false" text:line-number="0">
        <style:tab-stops/>
      </style:paragraph-properties>
      <style:text-properties style:font-name="Liberation Sans" officeooo:rsid="002f9398" officeooo:paragraph-rsid="002f9398"/>
    </style:style>
    <style:style style:name="P30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style:shadow="none" text:number-lines="false" text:line-number="0">
        <style:tab-stops/>
      </style:paragraph-properties>
      <style:text-properties style:font-name="Liberation Sans" officeooo:rsid="004205bd" officeooo:paragraph-rsid="004205bd"/>
    </style:style>
    <style:style style:name="P31" style:family="paragraph" style:parent-style-name="Table_20_Contents" style:list-style-name="L1">
      <loext:graphic-properties draw:fill="none"/>
      <style:paragraph-properties fo:margin-left="0.101cm" fo:margin-right="0cm" fo:margin-top="0cm" fo:margin-bottom="0.199cm" loext:contextual-spacing="false" fo:text-align="start" style:justify-single-word="false" fo:text-indent="0cm" style:auto-text-indent="false" fo:background-color="transparent" style:shadow="none" text:number-lines="false" text:line-number="0"/>
      <style:text-properties style:font-name="Liberation Sans" fo:letter-spacing="normal" officeooo:rsid="001fdb01" officeooo:paragraph-rsid="001fdb01"/>
    </style:style>
    <style:style style:name="P32" style:family="paragraph" style:parent-style-name="Table_20_Contents" style:list-style-name="L1">
      <loext:graphic-properties draw:fill="none"/>
      <style:paragraph-properties fo:margin-left="0.101cm" fo:margin-right="0cm" fo:margin-top="0cm" fo:margin-bottom="0.199cm" loext:contextual-spacing="false" fo:text-align="start" style:justify-single-word="false" fo:text-indent="0cm" style:auto-text-indent="false" fo:background-color="transparent" style:shadow="none" text:number-lines="false" text:line-number="0"/>
      <style:text-properties style:font-name="Liberation Sans" fo:letter-spacing="normal" officeooo:rsid="001fdb01" officeooo:paragraph-rsid="002b6bc4"/>
    </style:style>
    <style:style style:name="P33" style:family="paragraph" style:parent-style-name="Table_20_Contents" style:list-style-name="L1">
      <loext:graphic-properties draw:fill="none"/>
      <style:paragraph-properties fo:margin-left="0.101cm" fo:margin-right="0cm" fo:margin-top="0cm" fo:margin-bottom="0.199cm" loext:contextual-spacing="false" fo:text-align="start" style:justify-single-word="false" fo:text-indent="0cm" style:auto-text-indent="false" fo:background-color="transparent" style:shadow="none" text:number-lines="false" text:line-number="0"/>
      <style:text-properties style:font-name="Liberation Sans" fo:letter-spacing="normal" officeooo:rsid="00365cc4" officeooo:paragraph-rsid="00365cc4"/>
    </style:style>
    <style:style style:name="P34" style:family="paragraph" style:parent-style-name="Table_20_Contents" style:list-style-name="L1">
      <loext:graphic-properties draw:fill="none"/>
      <style:paragraph-properties fo:margin-left="0.101cm" fo:margin-right="0cm" fo:margin-top="0cm" fo:margin-bottom="0.199cm" loext:contextual-spacing="false" fo:text-align="start" style:justify-single-word="false" fo:text-indent="0cm" style:auto-text-indent="false" fo:background-color="transparent" style:shadow="none" text:number-lines="false" text:line-number="0"/>
      <style:text-properties style:font-name="Liberation Sans" fo:letter-spacing="normal" officeooo:rsid="0034e53a" officeooo:paragraph-rsid="0034e53a"/>
    </style:style>
    <style:style style:name="P35" style:family="paragraph" style:parent-style-name="Table_20_Contents" style:list-style-name="L1">
      <loext:graphic-properties draw:fill="none"/>
      <style:paragraph-properties fo:margin-left="0.101cm" fo:margin-right="0cm" fo:margin-top="0cm" fo:margin-bottom="0.199cm" loext:contextual-spacing="false" fo:text-align="start" style:justify-single-word="false" fo:text-indent="0cm" style:auto-text-indent="false" fo:background-color="transparent" style:shadow="none" text:number-lines="false" text:line-number="0"/>
      <style:text-properties style:font-name="Liberation Sans" fo:letter-spacing="normal" officeooo:rsid="003a2fa2" officeooo:paragraph-rsid="003a2fa2"/>
    </style:style>
    <style:style style:name="P36" style:family="paragraph" style:parent-style-name="Table_20_Contents" style:list-style-name="L1">
      <loext:graphic-properties draw:fill="none"/>
      <style:paragraph-properties fo:margin-left="0.101cm" fo:margin-right="0cm" fo:margin-top="0cm" fo:margin-bottom="0.199cm" loext:contextual-spacing="false" fo:text-align="start" style:justify-single-word="false" fo:text-indent="0cm" style:auto-text-indent="false" fo:background-color="transparent" style:shadow="none" text:number-lines="false" text:line-number="0"/>
      <style:text-properties style:font-name="Liberation Sans" fo:letter-spacing="normal" officeooo:rsid="003b9d07" officeooo:paragraph-rsid="003b9d07"/>
    </style:style>
    <style:style style:name="P37" style:family="paragraph" style:parent-style-name="Table_20_Contents" style:list-style-name="L1">
      <loext:graphic-properties draw:fill="none"/>
      <style:paragraph-properties fo:margin-left="0.101cm" fo:margin-right="0cm" fo:margin-top="0cm" fo:margin-bottom="0.199cm" loext:contextual-spacing="false" fo:text-align="start" style:justify-single-word="false" fo:text-indent="0cm" style:auto-text-indent="false" fo:background-color="transparent" style:shadow="none" text:number-lines="false" text:line-number="0"/>
      <style:text-properties style:font-name="Liberation Sans" fo:letter-spacing="normal" officeooo:rsid="0040d8f7" officeooo:paragraph-rsid="0040d8f7"/>
    </style:style>
    <style:style style:name="P38" style:family="paragraph" style:parent-style-name="Table_20_Contents" style:list-style-name="L1">
      <loext:graphic-properties draw:fill="none"/>
      <style:paragraph-properties fo:margin-left="0.101cm" fo:margin-right="0cm" fo:margin-top="0cm" fo:margin-bottom="0.199cm" loext:contextual-spacing="false" fo:text-align="start" style:justify-single-word="false" fo:text-indent="0cm" style:auto-text-indent="false" fo:background-color="transparent" style:shadow="none" text:number-lines="false" text:line-number="0"/>
      <style:text-properties style:font-name="Liberation Sans" fo:letter-spacing="normal" officeooo:rsid="004391c1" officeooo:paragraph-rsid="004391c1"/>
    </style:style>
    <style:style style:name="P39" style:family="paragraph" style:parent-style-name="Table_20_Contents" style:list-style-name="L1">
      <loext:graphic-properties draw:fill="none"/>
      <style:paragraph-properties fo:margin-left="0cm" fo:margin-right="0cm" fo:margin-top="0cm" fo:margin-bottom="0.199cm" loext:contextual-spacing="false" fo:text-align="start" style:justify-single-word="false" fo:text-indent="0cm" style:auto-text-indent="false" fo:background-color="transparent" style:shadow="none" text:number-lines="false" text:line-number="0">
        <style:tab-stops/>
      </style:paragraph-properties>
      <style:text-properties style:font-name="Liberation Sans" fo:letter-spacing="normal" officeooo:rsid="001fdb01" officeooo:paragraph-rsid="00379d2f"/>
    </style:style>
    <style:style style:name="P40" style:family="paragraph" style:parent-style-name="Table_20_Contents" style:list-style-name="L1">
      <loext:graphic-properties draw:fill="none"/>
      <style:paragraph-properties fo:margin-left="0cm" fo:margin-right="0cm" fo:margin-top="0cm" fo:margin-bottom="0.199cm" loext:contextual-spacing="false" fo:text-align="start" style:justify-single-word="false" fo:text-indent="0cm" style:auto-text-indent="false" fo:background-color="transparent" style:shadow="none" text:number-lines="false" text:line-number="0"/>
      <style:text-properties style:font-name="Liberation Sans" fo:letter-spacing="normal" officeooo:rsid="001fdb01" officeooo:paragraph-rsid="00379d2f"/>
    </style:style>
    <style:style style:name="T1" style:family="text">
      <style:text-properties fo:letter-spacing="normal"/>
    </style:style>
    <style:style style:name="T2" style:family="text">
      <style:text-properties fo:letter-spacing="normal" officeooo:rsid="0021d5d9"/>
    </style:style>
    <style:style style:name="T3" style:family="text">
      <style:text-properties fo:letter-spacing="normal" officeooo:rsid="002780c5"/>
    </style:style>
    <style:style style:name="T4" style:family="text">
      <style:text-properties fo:letter-spacing="normal" officeooo:rsid="002f4dd2"/>
    </style:style>
    <style:style style:name="T5" style:family="text">
      <style:text-properties fo:letter-spacing="normal" officeooo:rsid="003280f8"/>
    </style:style>
    <style:style style:name="T6" style:family="text">
      <style:text-properties fo:letter-spacing="normal" officeooo:rsid="0032913f"/>
    </style:style>
    <style:style style:name="T7" style:family="text">
      <style:text-properties fo:letter-spacing="normal" officeooo:rsid="003e7153"/>
    </style:style>
    <style:style style:name="T8" style:family="text">
      <style:text-properties fo:letter-spacing="normal" officeooo:rsid="0040d8f7"/>
    </style:style>
    <style:style style:name="T9" style:family="text">
      <style:text-properties fo:letter-spacing="normal" officeooo:rsid="004205bd"/>
    </style:style>
    <style:style style:name="T10" style:family="text">
      <style:text-properties officeooo:rsid="00365cc4"/>
    </style:style>
    <style:style style:name="T11" style:family="text">
      <style:text-properties officeooo:rsid="003a2fa2"/>
    </style:style>
    <style:style style:name="T12" style:family="text">
      <style:text-properties officeooo:rsid="003b9d07"/>
    </style:style>
    <style:style style:name="T13" style:family="text">
      <style:text-properties officeooo:rsid="003d2229"/>
    </style:style>
    <style:style style:name="T14" style:family="text">
      <style:text-properties officeooo:rsid="003f3919"/>
    </style:style>
    <style:style style:name="T15" style:family="text">
      <style:text-properties officeooo:rsid="0040d8f7"/>
    </style:style>
    <style:style style:name="T16" style:family="text">
      <style:text-properties officeooo:rsid="00440efd"/>
    </style:style>
    <style:style style:name="T17" style:family="text">
      <style:text-properties officeooo:rsid="004592f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 fo:text-indent="0.101cm" fo:margin-left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ClassName</text:p>
          </table:table-cell>
          <table:table-cell table:style-name="Table3.B1" office:value-type="string">
            <text:p text:style-name="P1">SuperName</text:p>
          </table:table-cell>
        </table:table-row>
        <table:table-row>
          <table:table-cell table:style-name="Table3.A2" office:value-type="string">
            <text:list xml:id="list2766034521" text:style-name="L1">
              <text:list-item>
                <text:p text:style-name="P21">responsibilities</text:p>
              </text:list-item>
            </text:list>
          </table:table-cell>
          <table:table-cell table:style-name="Table3.B2" office:value-type="string">
            <text:list xml:id="list213358244847963" text:continue-numbering="true" text:style-name="L1">
              <text:list-item>
                <text:p text:style-name="P31">collaborators</text:p>
              </text:list-item>
            </text:list>
          </table:table-cell>
        </table:table-row>
      </table:table>
      <text:p text:style-name="P6"/>
      <text:p text:style-name="P6"/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JsbSimEnv</text:p>
          </table:table-cell>
          <table:table-cell table:style-name="Table2.B1" office:value-type="string">
            <text:p text:style-name="P4"><text:span text:style-name="T17">Gym.</text:span>Env</text:p>
          </table:table-cell>
        </table:table-row>
        <table:table-row>
          <table:table-cell table:style-name="Table2.A2" office:value-type="string">
            <text:list xml:id="list213357205646278" text:continue-numbering="true" text:style-name="L1">
              <text:list-item>
                <text:p text:style-name="P26"><text:span text:style-name="T2">m</text:span><text:span text:style-name="T1">anage JsbSimInstance object</text:span></text:p>
              </text:list-item>
              <text:list-item>
                <text:p text:style-name="P27"><text:span text:style-name="T6">manage calls between TaskModule and </text:span><text:span text:style-name="T1">JsbSimInstance</text:span></text:p>
              </text:list-item>
              <text:list-item>
                <text:p text:style-name="P21">provide environment interface to RL agent</text:p>
              </text:list-item>
              <text:list-item>
                <text:p text:style-name="P22">hold Space objects representing action and state space</text:p>
              </text:list-item>
            </text:list>
          </table:table-cell>
          <table:table-cell table:style-name="Table2.B2" office:value-type="string">
            <text:list xml:id="list213357056310450" text:continue-numbering="true" text:style-name="L1">
              <text:list-item>
                <text:p text:style-name="P33">Simulation</text:p>
              </text:list-item>
              <text:list-item>
                <text:p text:style-name="P31">TaskModule</text:p>
              </text:list-item>
              <text:list-item>
                <text:p text:style-name="P31">Agent</text:p>
              </text:list-item>
            </text:list>
          </table:table-cell>
        </table:table-row>
      </table:table>
      <text:p text:style-name="P6"/>
      <text:p text:style-name="P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6">Simulation</text:p>
          </table:table-cell>
          <table:table-cell table:style-name="Table4.B1" office:value-type="string">
            <text:p text:style-name="P1"/>
          </table:table-cell>
        </table:table-row>
        <table:table-row table:style-name="Table4.2">
          <table:table-cell table:style-name="Table4.A2" office:value-type="string">
            <text:list xml:id="list213357666158081" text:continue-numbering="true" text:style-name="L1">
              <text:list-item>
                <text:p text:style-name="P26"><text:span text:style-name="T2">i</text:span><text:span text:style-name="T1">nstantiate and configure JSBSim instance (FGFDMExec)</text:span></text:p>
              </text:list-item>
              <text:list-item>
                <text:p text:style-name="P26"><text:span text:style-name="T8">get and set </text:span><text:span text:style-name="T9">simulation </text:span><text:span text:style-name="T8">variables in JSBSim</text:span></text:p>
              </text:list-item>
              <text:list-item>
                <text:p text:style-name="P30"><text:span text:style-name="T8">r</text:span><text:span text:style-name="T1">un JSBSim simulation steps</text:span></text:p>
              </text:list-item>
            </text:list>
          </table:table-cell>
          <table:table-cell table:style-name="Table4.B2" office:value-type="string">
            <text:list xml:id="list213358071746520" text:continue-numbering="true" text:style-name="L1">
              <text:list-item>
                <text:p text:style-name="P31">FGFDMExec</text:p>
              </text:list-item>
              <text:list-item>
                <text:p text:style-name="P31">JsbSimEnv</text:p>
                <text:p text:style-name="P32"/>
              </text:list-item>
            </text:list>
          </table:table-cell>
        </table:table-row>
      </table:table>
      <text:p text:style-name="P6"/>
      <text:p text:style-name="P1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<text:span text:style-name="T16">&lt;</text:span>&lt;<text:span text:style-name="T16">Interface</text:span>&gt;<text:span text:style-name="T16">&gt;</text:span></text:p>
            <text:p text:style-name="P12">Task</text:p>
          </table:table-cell>
          <table:table-cell table:style-name="Table1.B1" office:value-type="string">
            <text:p text:style-name="P1"/>
          </table:table-cell>
        </table:table-row>
        <table:table-row>
          <table:table-cell table:style-name="Table1.A2" office:value-type="string">
            <text:list xml:id="list213357135275701" text:continue-numbering="true" text:style-name="L1">
              <text:list-item>
                <text:p text:style-name="P23">retrieve / calculate <text:span text:style-name="T10">state</text:span>, reward and termination every step</text:p>
              </text:list-item>
              <text:list-item>
                <text:p text:style-name="P28"><text:span text:style-name="T5">s</text:span><text:span text:style-name="T1">pecify action and state variables common to all tasks</text:span></text:p>
              </text:list-item>
              <text:list-item>
                <text:p text:style-name="P26"><text:span text:style-name="T2">s</text:span><text:span text:style-name="T1">pecify task-specific action and state variables </text:span><text:span text:style-name="T5">(concrete)</text:span></text:p>
              </text:list-item>
              <text:list-item>
                <text:p text:style-name="P26"><text:span text:style-name="T2">c</text:span><text:span text:style-name="T1">alculate </text:span><text:span text:style-name="T3">initial</text:span><text:span text:style-name="T1"> agent state on environment reset</text:span></text:p>
              </text:list-item>
              <text:list-item>
                <text:p text:style-name="P29"><text:span text:style-name="T4">s</text:span><text:span text:style-name="T1">pecify how to render the environment</text:span></text:p>
              </text:list-item>
            </text:list>
          </table:table-cell>
          <table:table-cell table:style-name="Table1.B2" office:value-type="string">
            <text:list xml:id="list213358866829901" text:continue-numbering="true" text:style-name="L1">
              <text:list-item>
                <text:p text:style-name="P33">Simulation</text:p>
              </text:list-item>
              <text:list-item>
                <text:p text:style-name="P34">JsbSimInstance</text:p>
              </text:list-item>
            </text:list>
          </table:table-cell>
        </table:table-row>
      </table:table>
      <text:p text:style-name="P6"/>
      <text:p text:style-name="P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7">Assessor</text:p>
          </table:table-cell>
          <table:table-cell table:style-name="Table5.B1" office:value-type="string">
            <text:p text:style-name="P5">Task</text:p>
          </table:table-cell>
        </table:table-row>
        <table:table-row>
          <table:table-cell table:style-name="Table5.A2" office:value-type="string">
            <text:list xml:id="list213357827904840" text:continue-numbering="true" text:style-name="L1">
              <text:list-item>
                <text:p text:style-name="P21"><text:span text:style-name="T1"/></text:p>
              </text:list-item>
            </text:list>
          </table:table-cell>
          <table:table-cell table:style-name="Table5.B2" office:value-type="string">
            <text:list xml:id="list213358827514677" text:continue-numbering="true" text:style-name="L1">
              <text:list-item>
                <text:p text:style-name="P38">RewardComponent</text:p>
              </text:list-item>
            </text:list>
          </table:table-cell>
        </table:table-row>
      </table:table>
      <text:p text:style-name="P7"/>
      <text:p text:style-name="P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7">SequentialAssessor</text:p>
          </table:table-cell>
          <table:table-cell table:style-name="Table4.B1" office:value-type="string">
            <text:p text:style-name="P19">Assessor</text:p>
          </table:table-cell>
        </table:table-row>
        <table:table-row table:style-name="Table4.2">
          <table:table-cell table:style-name="Table4.A2" office:value-type="string">
            <text:list xml:id="list213357526865261" text:continue-numbering="true" text:style-name="L1">
              <text:list-item>
                <text:p text:style-name="P21"><text:span text:style-name="T1"/></text:p>
              </text:list-item>
            </text:list>
          </table:table-cell>
          <table:table-cell table:style-name="Table4.B2" office:value-type="string">
            <text:list xml:id="list213357064075824" text:continue-numbering="true" text:style-name="L1">
              <text:list-item>
                <text:p text:style-name="P31"/>
              </text:list-item>
            </text:list>
          </table:table-cell>
        </table:table-row>
      </table:table>
      <text:p text:style-name="P6"/>
      <text:p text:style-name="P8"/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office:value-type="string">
            <text:p text:style-name="P13"><text:span text:style-name="T11">Figure</text:span>Visualiser</text:p>
          </table:table-cell>
          <table:table-cell table:style-name="Table6.B1" office:value-type="string">
            <text:p text:style-name="P2"/>
          </table:table-cell>
        </table:table-row>
        <table:table-row>
          <table:table-cell table:style-name="Table6.A2" office:value-type="string">
            <text:list xml:id="list213358313300391" text:continue-numbering="true" text:style-name="L1">
              <text:list-item>
                <text:p text:style-name="P24">manages creation, configuration and deletion of a multi-plot figure <text:span text:style-name="T14">showing control surface state</text:span></text:p>
              </text:list-item>
              <text:list-item>
                <text:p text:style-name="P24">updates plots with <text:span text:style-name="T14">latest state </text:span>data when called</text:p>
              </text:list-item>
            </text:list>
          </table:table-cell>
          <table:table-cell table:style-name="Table6.B2" office:value-type="string">
            <text:list xml:id="list213357313003807" text:continue-numbering="true" text:style-name="L1">
              <text:list-item>
                <text:p text:style-name="P35">matplotlib.pyplot.Figure</text:p>
              </text:list-item>
            </text:list>
          </table:table-cell>
        </table:table-row>
      </table:table>
      <text:p text:style-name="P8"/>
      <text:p text:style-name="P9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4"><text:span text:style-name="T11">FlightGear</text:span>Visualiser</text:p>
          </table:table-cell>
          <table:table-cell table:style-name="Table7.B1" office:value-type="string">
            <text:p text:style-name="P3"/>
          </table:table-cell>
        </table:table-row>
        <table:table-row>
          <table:table-cell table:style-name="Table7.A2" office:value-type="string">
            <text:list xml:id="list213358961866123" text:continue-numbering="true" text:style-name="L1">
              <text:list-item>
                <text:p text:style-name="P24"><text:span text:style-name="T15">manage creation and shutdown of </text:span>a <text:span text:style-name="T12">subprocess running</text:span> the FlightGear simulator configured to visualise data stream from a Simulator object</text:p>
              </text:list-item>
              <text:list-item>
                <text:p text:style-name="P25">manage a FigureVisualiser for rendering control surface actions alongside FlightGear</text:p>
              </text:list-item>
            </text:list>
          </table:table-cell>
          <table:table-cell table:style-name="Table7.B2" office:value-type="string">
            <text:list xml:id="list213357346512321" text:continue-numbering="true" text:style-name="L1">
              <text:list-item>
                <text:p text:style-name="P36">subprocess.Popen</text:p>
              </text:list-item>
              <text:list-item>
                <text:p text:style-name="P37">FigureVisualiser</text:p>
              </text:list-item>
            </text:list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1:41:32.149307089</meta:creation-date>
    <dc:date>2018-09-08T21:33:56.857963358</dc:date>
    <meta:editing-duration>PT14H33M25S</meta:editing-duration>
    <meta:editing-cycles>23</meta:editing-cycles>
    <meta:generator>LibreOffice/6.0.3.2$Linux_X86_64 LibreOffice_project/00m0$Build-2</meta:generator>
    <meta:document-statistic meta:table-count="8" meta:image-count="0" meta:object-count="0" meta:page-count="2" meta:paragraph-count="46" meta:word-count="188" meta:character-count="1257" meta:non-whitespace-character-count="1144"/>
  </office:meta>
</office:document-meta>
</file>